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68078" officeooo:paragraph-rsid="00168078"/>
    </style:style>
    <style:style style:name="P2" style:family="paragraph" style:parent-style-name="Standard">
      <style:text-properties officeooo:rsid="001832bc" officeooo:paragraph-rsid="001832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Me</text:p>
      <text:p text:style-name="P1"/>
      <text:p text:style-name="P1">1) run prep dPCA</text:p>
      <text:p text:style-name="P1">2) run PSTH matrix 100 clusters</text:p>
      <text:p text:style-name="P1">3) run dPCA</text:p>
      <text:p text:style-name="P1"/>
      <text:p text:style-name="P2">NB:</text:p>
      <text:p text:style-name="P2">- next time I’ll run it might complain about code location</text:p>
      <text:p text:style-name="P2">- should make code more flexible by making N neurons = nber of clusters in matrix</text:p>
      <text:p text:style-name="P2">so that I can keep adding session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1T16:37:34.158381323</meta:creation-date>
    <dc:date>2020-08-01T16:39:58.600415781</dc:date>
    <meta:editing-duration>PT2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49" meta:character-count="239" meta:non-whitespace-character-count="198"/>
  </office:meta>
</office:document-meta>
</file>